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27H12M07.297051S" calcext:value-type="time">
            <text:p>1027:1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4H35M26.814S" calcext:value-type="time">
            <text:p>04:35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12H30M44.758S" calcext:value-type="time">
            <text:p>12:3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08:17:13.1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2T12:26:17.425000000</dc:date>
    <meta:editing-duration>P44DT23H7M10S</meta:editing-duration>
    <meta:editing-cycles>1196</meta:editing-cycles>
    <meta:generator>LibreOffice/7.2.6.2$Windows_X86_64 LibreOffice_project/b0ec3a565991f7569a5a7f5d24fed7f52653d754</meta:generator>
    <meta:document-statistic meta:table-count="2" meta:cell-count="1489" meta:object-count="0"/>
  </office:meta>
</office:document-meta>
</file>